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17"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table:style-name="Default" office:value-type="string" calcext:value-type="string">
            <text:p>Midterm2</text:p>
          </table:table-cell>
          <table:table-cell table:style-name="Default"/>
          <table:table-cell office:value-type="string" calcext:value-type="string">
            <text:p>ReadingQuiz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oty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scobar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Flores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lmitz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Granni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ubac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n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cdonald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jares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Orozco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Orton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Petro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rro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ivera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ubalcava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uiz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ldana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suma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)/22" office:value-type="float" office:value="0.931818181818182" calcext:value-type="float">
            <text:p>0.931818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atanab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atnick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illiam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hang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/00/0000</text:date>, <text:time style:data-style-name="N2" text:time-value="12:50:30.273473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1-06T13:11:13.662874598</dc:date>
    <meta:editing-duration>PT11H38M52S</meta:editing-duration>
    <meta:editing-cycles>173</meta:editing-cycles>
    <meta:generator>LibreOffice/5.1.6.2$Linux_X86_64 LibreOffice_project/10m0$Build-2</meta:generator>
    <meta:document-statistic meta:table-count="1" meta:cell-count="483" meta:object-count="0"/>
  </office:meta>
</office:document-meta>
</file>